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89.9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.18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background-color="transparent"/>
      <style:text-properties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transparent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ackground-color="transparent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background-color="transparent"/>
      <style:text-properties style:font-name="Arial" fo:font-size="8pt" style:font-name-asian="Arial" style:font-size-asian="8pt" style:font-name-complex="Arial" style:font-size-complex="8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3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ackground-color="#ffffff" fo:border="0.06pt solid #000000"/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3" table:default-cell-style-name="ce8"/>
        <table:table-column table:style-name="co2" table:number-columns-repeated="1023" table:default-cell-style-name="ce8"/>
        <table:table-row table:style-name="ro1">
          <table:table-cell table:style-name="ce2" office:value-type="string" calcext:value-type="string">
            <text:p>Quadro de docentes - unidades educacionais - data base: 31/03/2017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cargo</text:p>
          </table:table-cell>
          <table:table-cell table:style-name="ce12" office:value-type="string" calcext:value-type="string">
            <text:p>vagas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fessor de Educação Infantil </text:p>
          </table:table-cell>
          <table:table-cell table:style-name="ce4" office:value-type="float" office:value="605" calcext:value-type="float">
            <text:p>60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Prof.Educação Infantil e Ensino Fundamental I</text:p>
          </table:table-cell>
          <table:table-cell table:style-name="ce4" office:value-type="float" office:value="947" calcext:value-type="float">
            <text:p>947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6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Prof. Ensino Fundamental II e Médio</text:p>
          </table:table-cell>
          <table:table-cell table:style-name="ce13" office:value-type="string" calcext:value-type="string">
            <text:p>vagas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Português</text:p>
          </table:table-cell>
          <table:table-cell table:style-name="ce4" office:value-type="float" office:value="234" calcext:value-type="float">
            <text:p>234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Matemática</text:p>
          </table:table-cell>
          <table:table-cell table:style-name="ce4" office:value-type="float" office:value="479" calcext:value-type="float">
            <text:p>479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iências</text:p>
          </table:table-cell>
          <table:table-cell table:style-name="ce4" office:value-type="float" office:value="569" calcext:value-type="float">
            <text:p>569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História</text:p>
          </table:table-cell>
          <table:table-cell table:style-name="ce4" office:value-type="float" office:value="235" calcext:value-type="float">
            <text:p>23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Geografia</text:p>
          </table:table-cell>
          <table:table-cell table:style-name="ce4" office:value-type="float" office:value="581" calcext:value-type="float">
            <text:p>58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Inglês</text:p>
          </table:table-cell>
          <table:table-cell table:style-name="ce4" office:value-type="float" office:value="615" calcext:value-type="float">
            <text:p>61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Arte</text:p>
          </table:table-cell>
          <table:table-cell table:style-name="ce4" office:value-type="float" office:value="630" calcext:value-type="float">
            <text:p>630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Educação Física</text:p>
          </table:table-cell>
          <table:table-cell table:style-name="ce4" office:value-type="float" office:value="272" calcext:value-type="float">
            <text:p>272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4" table:formula="of:=SUM([.B8:.B15])" office:value-type="float" office:value="3615" calcext:value-type="float">
            <text:p>3.615</text:p>
          </table:table-cell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Vagas - disciplinas específicas do Ensino Médio - data base: 31/03/2017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Biologia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Lingua Espanhola 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Filosofia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Física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Químic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ociologi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Quantidade de professores contratados por tempo determinado - data base: 19/4/201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unção</text:p>
          </table:table-cell>
          <table:table-cell table:style-name="ce12" office:value-type="string" calcext:value-type="string">
            <text:p>quant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nglês</text:p>
          </table:table-cell>
          <table:table-cell table:style-name="ce9" office:value-type="float" office:value="293" calcext:value-type="float">
            <text:p>293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eografia</text:p>
          </table:table-cell>
          <table:table-cell table:style-name="ce9"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atemática</text:p>
          </table:table-cell>
          <table:table-cell table:style-name="ce9"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rte</text:p>
          </table:table-cell>
          <table:table-cell table:style-name="ce15" office:value-type="float" office:value="316" calcext:value-type="float">
            <text:p>31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iências</text:p>
          </table:table-cell>
          <table:table-cell table:style-name="ce9"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ducação Física</text:p>
          </table:table-cell>
          <table:table-cell table:style-name="ce9"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História</text:p>
          </table:table-cell>
          <table:table-cell table:style-name="ce9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ortuguês</text:p>
          </table:table-cell>
          <table:table-cell table:style-name="ce9"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Quantidade de professores contratados por tempo determinado - data base: 31/3/2017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9" office:value-type="string" calcext:value-type="string">
            <text:p>função</text:p>
          </table:table-cell>
          <table:table-cell table:style-name="ce12" office:value-type="string" calcext:value-type="string">
            <text:p>quant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ofessor de Educação Infantil</text:p>
          </table:table-cell>
          <table:table-cell table:style-name="ce14" office:value-type="float" office:value="1111" calcext:value-type="float">
            <text:p>1.11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3" office:value-type="string" calcext:value-type="string">
            <text:p>Fonte: COGEP/DICAR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2" table:number-columns-repeated="1024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istrador</meta:initial-creator>
    <meta:creation-date>2017-01-13T15:21:28Z</meta:creation-date>
    <dc:date>2017-04-24T14:15:12.575553813</dc:date>
    <meta:editing-duration>PT21S</meta:editing-duration>
    <meta:editing-cycles>1</meta:editing-cycles>
    <meta:document-statistic meta:table-count="3" meta:cell-count="65" meta:object-count="0"/>
  </office:meta>
</office:document-meta>
</file>